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7FA9F403DAD56B8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6a32" officeooo:paragraph-rsid="00096a32"/>
    </style:style>
    <style:style style:name="P2" style:family="paragraph" style:parent-style-name="Standard">
      <style:paragraph-properties fo:line-height="115%" fo:text-align="center" style:justify-single-word="fals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 style:family="paragraph" style:parent-style-name="Standard">
      <style:paragraph-properties fo:line-height="115%" fo:text-align="center" style:justify-single-word="false"/>
      <style:text-properties fo:color="#16335d" style:font-name="Liberation Sans" fo:font-size="18pt" style:text-underline-style="solid" style:text-underline-width="auto" style:text-underline-color="font-color" fo:font-weight="bold" officeooo:rsid="000a00c3" officeooo:paragraph-rsid="000a00c3" style:text-underline-mode="continuous" style:text-overline-mode="continuous" style:text-line-through-mode="continuous" style:font-size-asian="18pt" style:font-weight-asian="bold" style:font-size-complex="18pt" style:font-weight-complex="bold"/>
    </style:style>
    <style:style style:name="P4" style:family="paragraph" style:parent-style-name="Standard">
      <style:paragraph-properties fo:line-height="150%"/>
      <style:text-properties style:font-name="Liberation Sans"/>
    </style:style>
    <style:style style:name="P5" style:family="paragraph" style:parent-style-name="Standard">
      <style:paragraph-properties fo:line-height="150%"/>
      <style:text-properties style:font-name="Liberation Sans" officeooo:paragraph-rsid="000a00c3"/>
    </style:style>
    <style:style style:name="P6" style:family="paragraph" style:parent-style-name="Standard">
      <style:paragraph-properties fo:line-height="150%"/>
      <style:text-properties style:font-name="Liberation Sans" officeooo:paragraph-rsid="0016a572"/>
    </style:style>
    <style:style style:name="P7" style:family="paragraph" style:parent-style-name="Standard">
      <style:paragraph-properties fo:line-height="150%"/>
      <style:text-properties style:font-name="Liberation Sans" officeooo:rsid="000a00c3" officeooo:paragraph-rsid="000a00c3"/>
    </style:style>
    <style:style style:name="P8" style:family="paragraph" style:parent-style-name="Standard">
      <style:paragraph-properties fo:line-height="150%"/>
      <style:text-properties style:font-name="Liberation Sans" fo:font-size="12pt" officeooo:paragraph-rsid="000a00c3" style:font-name-asian="HGMaruGothicMPRO" style:font-size-asian="12pt" style:font-name-complex="BrowalliaUPC" style:font-size-complex="12pt"/>
    </style:style>
    <style:style style:name="P9" style:family="paragraph" style:parent-style-name="Standard">
      <style:paragraph-properties fo:line-height="150%"/>
      <style:text-properties style:font-name="Liberation Sans" fo:font-size="15pt" style:font-size-asian="15pt" style:font-size-complex="15pt"/>
    </style:style>
    <style:style style:name="P10" style:family="paragraph" style:parent-style-name="Standard">
      <style:paragraph-properties fo:line-height="115%"/>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1" style:family="paragraph" style:parent-style-name="Standard">
      <style:paragraph-properties fo:line-height="150%" fo:text-align="start" style:justify-single-word="false"/>
      <style:text-properties style:font-name="Liberation Sans" fo:font-size="18pt" officeooo:paragraph-rsid="000a00c3" style:font-size-asian="18pt"/>
    </style:style>
    <style:style style:name="P12" style:family="paragraph" style:parent-style-name="Standard">
      <style:paragraph-properties fo:line-height="150%"/>
      <style:text-properties officeooo:paragraph-rsid="000a00c3"/>
    </style:style>
    <style:style style:name="P13" style:family="paragraph" style:parent-style-name="Standard">
      <style:paragraph-properties fo:line-height="150%" fo:text-align="start" style:justify-single-word="false"/>
      <style:text-properties fo:color="#000000" style:font-name="Liberation Sans" fo:font-size="12pt" style:text-underline-style="none" fo:font-weight="normal" officeooo:rsid="000a00c3" officeooo:paragraph-rsid="000a00c3" style:text-underline-mode="continuous" style:text-overline-mode="continuous" style:text-line-through-mode="continuous" style:font-size-asian="10.5pt" style:font-weight-asian="normal" style:font-size-complex="12pt" style:font-weight-complex="normal"/>
    </style:style>
    <style:style style:name="P14" style:family="paragraph" style:parent-style-name="Standard">
      <style:paragraph-properties fo:line-height="150%"/>
      <style:text-properties fo:color="#4e9a06"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5" style:family="paragraph" style:parent-style-name="Table_20_Contents">
      <style:text-properties fo:color="#000000" style:font-name="Liberation Sans" fo:font-size="10pt" style:font-size-asian="10pt" style:font-size-complex="10pt"/>
    </style:style>
    <style:style style:name="P16" style:family="paragraph" style:parent-style-name="Table_20_Contents">
      <style:text-properties fo:color="#000000" style:font-name="Liberation Sans" fo:font-size="10pt" officeooo:rsid="00127c22" officeooo:paragraph-rsid="00127c22" style:font-size-asian="10pt" style:font-size-complex="10pt"/>
    </style:style>
    <style:style style:name="P17"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18" style:family="paragraph" style:parent-style-name="Table_20_Contents">
      <style:paragraph-properties fo:text-align="end" style:justify-single-word="false"/>
    </style:style>
    <style:style style:name="P19" style:family="paragraph" style:parent-style-name="Footer">
      <style:paragraph-properties fo:text-align="end" style:justify-single-word="false"/>
    </style:style>
    <style:style style:name="P20" style:family="paragraph" style:parent-style-name="Standard">
      <style:paragraph-properties fo:margin-top="0.101cm" fo:margin-bottom="0.101cm" loext:contextual-spacing="false" fo:line-height="150%"/>
      <style:text-properties style:font-name="Liberation Sans" fo:font-size="12pt" officeooo:paragraph-rsid="000a00c3" style:font-name-asian="HGMaruGothicMPRO" style:font-size-asian="12pt" style:font-name-complex="BrowalliaUPC" style:font-size-complex="12pt"/>
    </style:style>
    <style:style style:name="P21" style:family="paragraph" style:parent-style-name="Standard">
      <style:paragraph-properties fo:margin-top="0.101cm" fo:margin-bottom="0.101cm" loext:contextual-spacing="false" fo:line-height="150%"/>
      <style:text-properties style:font-name="Liberation Sans" officeooo:paragraph-rsid="000a00c3"/>
    </style:style>
    <style:style style:name="P22" style:family="paragraph" style:parent-style-name="Standard">
      <style:paragraph-properties fo:line-height="150%" fo:text-align="start" style:justify-single-word="false"/>
      <style:text-properties style:font-name="Liberation Sans" fo:font-size="12pt" officeooo:paragraph-rsid="000a00c3" style:font-name-asian="HGMaruGothicMPRO" style:font-size-asian="12pt" style:font-name-complex="BrowalliaUPC" style:font-size-complex="12pt"/>
    </style:style>
    <style:style style:name="P23" style:family="paragraph" style:parent-style-name="Standard">
      <style:paragraph-properties fo:line-height="150%" fo:text-align="start" style:justify-single-word="false"/>
      <style:text-properties style:font-name="Liberation Sans" fo:font-size="12pt" officeooo:rsid="0016a572" officeooo:paragraph-rsid="0016a572" fo:background-color="transparent" style:font-size-asian="10.5pt" style:font-size-complex="12pt"/>
    </style:style>
    <style:style style:name="P24" style:family="paragraph" style:parent-style-name="Standard">
      <style:paragraph-properties fo:line-height="150%" fo:text-align="start" style:justify-single-word="false"/>
      <style:text-properties style:font-name="Liberation Sans" fo:font-size="12pt" officeooo:paragraph-rsid="000a00c3" fo:background-color="transparent" style:font-name-asian="HGMaruGothicMPRO" style:font-size-asian="12pt" style:font-name-complex="BrowalliaUPC" style:font-size-complex="12pt"/>
    </style:style>
    <style:style style:name="P25" style:family="paragraph" style:parent-style-name="Standard">
      <style:paragraph-properties fo:line-height="150%" fo:text-align="start" style:justify-single-word="false"/>
      <style:text-properties style:font-name="Liberation Sans" fo:font-size="18pt" officeooo:paragraph-rsid="0016a572" fo:background-color="transparent" style:font-size-asian="18pt"/>
    </style:style>
    <style:style style:name="P26" style:family="paragraph" style:parent-style-name="Standard" style:master-page-name="MP0">
      <style:paragraph-properties fo:text-align="center" style:justify-single-word="false" style:page-number="auto" fo:break-before="pag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T1" style:family="text">
      <style:text-properties fo:color="#000000" style:font-name="Liberation Sans" fo:font-size="10pt" style:font-size-asian="10pt" style:font-size-complex="10pt"/>
    </style:style>
    <style:style style:name="T2" style:family="text">
      <style:text-properties fo:color="#000000" style:font-name="Liberation Sans" fo:font-size="10pt" fo:background-color="#ffffff" loext:char-shading-value="0" style:font-size-asian="10pt" style:font-size-complex="10pt"/>
    </style:style>
    <style:style style:name="T3" style:family="text">
      <style:text-properties style:font-name="Liberation Sans"/>
    </style:style>
    <style:style style:name="T4" style:family="text">
      <style:text-properties officeooo:rsid="000a00c3"/>
    </style:style>
    <style:style style:name="T5" style:family="text">
      <style:text-properties fo:font-size="12pt" style:font-name-asian="HGMaruGothicMPRO" style:font-size-asian="12pt" style:font-name-complex="BrowalliaUPC" style:font-size-complex="12pt"/>
    </style:style>
    <style:style style:name="T6" style:family="text">
      <style:text-properties fo:font-size="12pt" officeooo:rsid="000a00c3" style:font-name-asian="HGMaruGothicMPRO" style:font-size-asian="12pt" style:font-name-complex="BrowalliaUPC" style:font-size-complex="12pt"/>
    </style:style>
    <style:style style:name="T7" style:family="text">
      <style:text-properties fo:font-size="12pt" officeooo:rsid="001638c6" style:font-name-asian="HGMaruGothicMPRO" style:font-size-asian="12pt" style:font-name-complex="BrowalliaUPC" style:font-size-complex="12pt"/>
    </style:style>
    <style:style style:name="T8" style:family="text">
      <style:text-properties fo:font-size="12pt" officeooo:rsid="00188ba5" style:font-name-asian="HGMaruGothicMPRO" style:font-size-asian="12pt" style:font-name-complex="BrowalliaUPC" style:font-size-complex="12pt"/>
    </style:style>
    <style:style style:name="T9" style:family="text">
      <style:text-properties fo:font-size="12pt" officeooo:rsid="001525e7" fo:background-color="#fff200" loext:char-shading-value="0" style:font-name-asian="HGMaruGothicMPRO" style:font-size-asian="12pt" style:font-name-complex="BrowalliaUPC" style:font-size-complex="12pt"/>
    </style:style>
    <style:style style:name="T10" style:family="text">
      <style:text-properties fo:font-size="12pt" officeooo:rsid="0016a572" fo:background-color="#fff200" loext:char-shading-value="0" style:font-name-asian="HGMaruGothicMPRO" style:font-size-asian="12pt" style:font-name-complex="BrowalliaUPC" style:font-size-complex="12pt"/>
    </style:style>
    <style:style style:name="T11" style:family="text">
      <style:text-properties fo:font-size="12pt" fo:background-color="transparent" loext:char-shading-value="0" style:font-name-asian="HGMaruGothicMPRO" style:font-size-asian="12pt" style:font-name-complex="BrowalliaUPC" style:font-size-complex="12pt"/>
    </style:style>
    <style:style style:name="T12" style:family="text">
      <style:text-properties fo:font-size="12pt" officeooo:rsid="001525e7" fo:background-color="transparent" loext:char-shading-value="0" style:font-name-asian="HGMaruGothicMPRO" style:font-size-asian="12pt" style:font-name-complex="BrowalliaUPC" style:font-size-complex="12pt"/>
    </style:style>
    <style:style style:name="T13" style:family="text">
      <style:text-properties fo:font-size="12pt" officeooo:rsid="001525e7" fo:background-color="transparent" loext:char-shading-value="0" style:font-name-asian="HGMaruGothicMPRO" style:font-size-asian="12pt" style:font-name-complex="BrowalliaUPC" style:font-size-complex="12pt"/>
    </style:style>
    <style:style style:name="T14" style:family="text">
      <style:text-properties fo:font-size="12pt" officeooo:rsid="000a00c3" fo:background-color="transparent" loext:char-shading-value="0" style:font-name-asian="HGMaruGothicMPRO" style:font-size-asian="12pt" style:font-name-complex="BrowalliaUPC" style:font-size-complex="12pt"/>
    </style:style>
    <style:style style:name="T15" style:family="text">
      <style:text-properties fo:font-size="12pt" officeooo:rsid="000a00c3" fo:background-color="transparent" loext:char-shading-value="0" style:font-name-asian="HGMaruGothicMPRO" style:font-size-asian="12pt" style:font-name-complex="BrowalliaUPC" style:font-size-complex="12pt"/>
    </style:style>
    <style:style style:name="T16" style:family="text">
      <style:text-properties fo:font-size="12pt" officeooo:rsid="00188ba5" fo:background-color="transparent" loext:char-shading-value="0" style:font-name-asian="HGMaruGothicMPRO" style:font-size-asian="12pt" style:font-name-complex="BrowalliaUPC" style:font-size-complex="12pt"/>
    </style:style>
    <style:style style:name="T17" style:family="text">
      <style:text-properties fo:font-size="12pt" officeooo:rsid="00188ba5" fo:background-color="transparent" loext:char-shading-value="0" style:font-name-asian="HGMaruGothicMPRO" style:font-size-asian="12pt" style:font-name-complex="BrowalliaUPC" style:font-size-complex="12pt"/>
    </style:style>
    <style:style style:name="T18" style:family="text">
      <style:text-properties fo:font-size="12pt" officeooo:rsid="0016a572" fo:background-color="transparent" loext:char-shading-value="0" style:font-name-asian="HGMaruGothicMPRO" style:font-size-asian="12pt" style:font-name-complex="BrowalliaUPC" style:font-size-complex="12pt"/>
    </style:style>
    <style:style style:name="T19" style:family="text">
      <style:text-properties fo:font-size="12pt" officeooo:rsid="0016a572" fo:background-color="transparent" loext:char-shading-value="0" style:font-name-asian="HGMaruGothicMPRO" style:font-size-asian="12pt" style:font-name-complex="BrowalliaUPC" style:font-size-complex="12pt"/>
    </style:style>
    <style:style style:name="T20" style:family="text">
      <style:text-properties fo:font-size="12pt" fo:background-color="transparent" loext:char-shading-value="0" style:font-name-asian="HGMaruGothicMPRO" style:font-size-asian="12pt" style:font-name-complex="BrowalliaUPC" style:font-size-complex="12pt"/>
    </style:style>
    <style:style style:name="T21" style:family="text">
      <style:text-properties officeooo:rsid="001638c6"/>
    </style:style>
    <style:style style:name="T22" style:family="text">
      <style:text-properties fo:color="#4e9a06"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23" style:family="text">
      <style:text-properties fo:color="#4e9a06" fo:font-size="15pt" style:text-underline-style="solid" style:text-underline-width="auto" style:text-underline-color="font-color" fo:font-weight="bold" officeooo:rsid="000a00c3" style:text-underline-mode="continuous" style:text-overline-mode="continuous" style:text-line-through-mode="continuous" style:font-size-asian="15pt" style:font-weight-asian="bold" style:font-size-complex="15pt" style:font-weight-complex="bold"/>
    </style:style>
    <style:style style:name="T24" style:family="text">
      <style:text-properties fo:color="#4e9a06" fo:font-size="15pt" style:text-underline-style="solid" style:text-underline-width="auto" style:text-underline-color="font-color" fo:font-weight="bold" officeooo:rsid="0016a572" style:text-underline-mode="continuous" style:text-overline-mode="continuous" style:text-line-through-mode="continuous" style:font-size-asian="15pt" style:font-weight-asian="bold" style:font-size-complex="15pt" style:font-weight-complex="bold"/>
    </style:style>
    <style:style style:name="T25" style:family="text">
      <style:text-properties fo:color="#4e9a06" fo:font-size="15pt" style:text-underline-style="solid" style:text-underline-width="auto" style:text-underline-color="font-color" fo:font-weight="bold" officeooo:rsid="00188ba5" style:text-underline-mode="continuous" style:text-overline-mode="continuous" style:text-line-through-mode="continuous" style:font-size-asian="15pt" style:font-weight-asian="bold" style:font-size-complex="15pt" style:font-weight-complex="bold"/>
    </style:style>
    <style:style style:name="T26" style:family="text">
      <style:text-properties fo:color="#4e9a06" fo:font-size="15pt" style:text-underline-style="solid" style:text-underline-width="auto" style:text-underline-color="font-color" fo:font-weight="bold" style:text-underline-mode="continuous" style:text-overline-mode="continuous" style:text-line-through-mode="continuous" style:font-name-asian="HGMaruGothicMPRO" style:font-size-asian="15pt" style:font-weight-asian="bold" style:font-name-complex="BrowalliaUPC" style:font-size-complex="15pt" style:font-weight-complex="bold"/>
    </style:style>
    <style:style style:name="T27" style:family="text">
      <style:text-properties fo:color="#4e9a06" fo:font-size="15pt" style:text-underline-style="solid" style:text-underline-width="auto" style:text-underline-color="font-color" fo:font-weight="bold" officeooo:rsid="000a00c3" style:text-underline-mode="continuous" style:text-overline-mode="continuous" style:text-line-through-mode="continuous" style:font-name-asian="HGMaruGothicMPRO" style:font-size-asian="15pt" style:font-weight-asian="bold" style:font-name-complex="BrowalliaUPC" style:font-size-complex="15pt" style:font-weight-complex="bold"/>
    </style:style>
    <style:style style:name="T28" style:family="text">
      <style:text-properties fo:color="#4e9a06" fo:font-size="15pt" style:text-underline-style="solid" style:text-underline-width="auto" style:text-underline-color="font-color" fo:font-weight="bold" officeooo:rsid="0016a572" style:text-underline-mode="continuous" style:text-overline-mode="continuous" style:text-line-through-mode="continuous" style:font-name-asian="HGMaruGothicMPRO" style:font-size-asian="15pt" style:font-weight-asian="bold" style:font-name-complex="BrowalliaUPC" style:font-size-complex="15pt" style:font-weight-complex="bold"/>
    </style:style>
    <style:style style:name="T29" style:family="text">
      <style:text-properties fo:color="#4e9a06"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0" style:family="text">
      <style:text-properties fo:color="#4e9a06" style:text-underline-style="solid" style:text-underline-width="auto" style:text-underline-color="font-color" fo:font-weight="bold" officeooo:rsid="000a00c3" style:text-underline-mode="continuous" style:text-overline-mode="continuous" style:text-line-through-mode="continuous" style:font-weight-asian="bold" style:font-weight-complex="bold"/>
    </style:style>
    <style:style style:name="T31" style:family="text">
      <style:text-properties officeooo:rsid="00139a60"/>
    </style:style>
    <style:style style:name="T32" style:family="text">
      <style:text-properties officeooo:rsid="0016a572"/>
    </style:style>
    <style:style style:name="T33" style:family="text">
      <style:text-properties officeooo:rsid="00188ba5"/>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
      <text:p text:style-name="P3">Nachbearbeitung der generierten Aufgaben</text:p>
      <text:p text:style-name="P3"/>
      <text:p text:style-name="P13">Im <text:span text:style-name="T33">F</text:span>olgenden wird erläutert, wie die vom Generator erzeugten Mathematik Aufgaben <text:span text:style-name="T31">auf Korrektheit getestet </text:span>werden <text:span text:style-name="T31">und wie diese gewährleistet werden soll.</text:span></text:p>
      <text:p text:style-name="P10"/>
      <text:p text:style-name="P9"><text:span text:style-name="T29">1. </text:span><text:span text:style-name="T30">Wer führt die Überprüfung durch?</text:span></text:p>
      <text:p text:style-name="P6"><text:span text:style-name="T20">Zunächst werden die Aufgaben vom </text:span><text:span text:style-name="T15">Tester des </text:span><text:span text:style-name="T17">Programmierteams</text:span><text:span text:style-name="T20"> ausgiebig getestet und abgeglichen. </text:span><text:span text:style-name="T13">Des Weiteren können die Aufgaben </text:span><text:span text:style-name="T19">jederzeit</text:span><text:span text:style-name="T13"> durch den Admin im <text:s/>Admin-Frontend abgeändert </text:span><text:span text:style-name="T19">werden</text:span><text:span text:style-name="T13">. De</text:span><text:span text:style-name="T12">nnoch soll sich für den späteren Betrieb ein Programm um diese Aufgabe kümmern. </text:span></text:p>
      <text:p text:style-name="P8"/>
      <text:p text:style-name="P4"><text:span text:style-name="T22">2. </text:span><text:span text:style-name="T23">Wie geht der Tester vor?</text:span></text:p>
      <text:p text:style-name="P11"><text:span text:style-name="T6">De</text:span><text:span text:style-name="T5">r Tester sollte vor Inbetriebnahme, aber auch währenddessen auf Fehler achten. <text:line-break/>Vorher, indem </text:span><text:span text:style-name="T7">er</text:span><text:span text:style-name="T5">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22"/>
      <text:p text:style-name="P25"><text:span text:style-name="T28">4</text:span><text:span text:style-name="T26">. </text:span><text:span text:style-name="T27">Wie geht d</text:span><text:span text:style-name="T28">er Admin vor?</text:span></text:p>
      <text:p text:style-name="P23">Der Admin hat stets Zugriff auf die Aufgaben und kann somit sofort eingreifen, sobald ein Fehler auffällt bzw. auftritt. Dies geschieht alles im Admin-Frontend, in welchem er sowohl fehlerhafte Aufgaben abändern oder gegebenenfalls löschen kann. Dass neben den anderen Nachbearbeitungsroutinen zusätzlich der Admin jederzeit auf die Aufgaben zugreifen und diese bearbeiten kann, gewährleistet eine noch schnellere und sicherere Fehlerbehebung.</text:p>
      <text:p text:style-name="P24"/>
      <text:p text:style-name="P4"><text:soft-page-break/><text:span text:style-name="T24">5</text:span><text:span text:style-name="T22">. </text:span><text:span text:style-name="T23">Wie geht das </text:span><text:span text:style-name="T25">Programm</text:span><text:span text:style-name="T23"> vor?</text:span></text:p>
      <text:p text:style-name="P20"><text:span text:style-name="T4">Da</text:span>s Programm überprüft, ob der richtige Zahlenrahmen eingehalten wurde und ob d<text:span text:style-name="T21">ie</text:span> Syntax stimmt. Ebenfalls wird die richtige Lösung generiert und <text:span text:style-name="T21">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21"/>
      <text:p text:style-name="P14"><text:span text:style-name="T32">6</text:span>. <text:span text:style-name="T4">Warum ist die Überprüfung nötig?</text:span></text:p>
      <text:p text:style-name="P7">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33">ie</text:span>bige Überprüfung <text:span text:style-name="T33">unerlässlich und dringend nötig. </text:span></text:p>
      <text:p text:style-name="P5"/>
      <text:p text:style-name="P12"><text:span text:style-name="Absatz-Standardschriftar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writing-mode="lr-tb">
        <style:background-image/>
      </style:table-cell-properties>
    </style:style>
    <style:style style:name="Tabelle1.B1" style:family="table-cell">
      <style:table-cell-properties fo:background-color="#ffffff" fo:padding="0.097cm" fo:border="1pt solid #000000" style:writing-mode="lr-tb">
        <style:background-image/>
      </style:table-cell-properties>
    </style:style>
    <style:style style:name="Tabelle1.A2" style:family="table-cell">
      <style:table-cell-properties fo:background-color="#ffffff" fo:padding="0.097cm" fo:border-left="1pt solid #000000" fo:border-right="none" fo:border-top="none" fo:border-bottom="1pt solid #000000" style:writing-mode="lr-tb">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writing-mode="lr-tb">
        <style:background-image/>
      </style:table-cell-properties>
    </style:style>
    <style:style style:name="Tabelle2" style:family="table">
      <style:table-properties style:width="17cm" fo:margin-left="0cm" table:align="left"/>
    </style:style>
    <style:style style:name="Tabelle2.A" style:family="table-column">
      <style:table-column-properties style:column-width="8.5cm"/>
    </style:style>
    <style:style style:name="Tabelle2.A1" style:family="table-cell">
      <style:table-cell-properties fo:padding="0.097cm" fo:border="none" style:writing-mode="lr-tb"/>
    </style:style>
    <style:style style:name="MP1" style:family="paragraph" style:parent-style-name="Standard">
      <style:text-properties officeooo:rsid="00096a32" officeooo:paragraph-rsid="00096a32"/>
    </style:style>
    <style:style style:name="MP2" style:family="paragraph" style:parent-style-name="Table_20_Contents">
      <style:text-properties fo:color="#000000" style:font-name="Liberation Sans" fo:font-size="10pt" style:font-size-asian="10pt" style:font-size-complex="10pt"/>
    </style:style>
    <style:style style:name="MP3" style:family="paragraph" style:parent-style-name="Table_20_Contents">
      <style:paragraph-properties fo:text-align="end" style:justify-single-word="false"/>
    </style:style>
    <style:style style:name="MP4" style:family="paragraph" style:parent-style-name="Table_20_Contents">
      <style:text-properties fo:color="#000000" style:font-name="Liberation Sans" fo:font-size="10pt" officeooo:rsid="00127c22" officeooo:paragraph-rsid="00127c22"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6" style:family="paragraph" style:parent-style-name="Footer">
      <style:paragraph-properties fo:text-align="end" style:justify-single-word="false"/>
    </style:style>
    <style:style style:name="MT1" style:family="text">
      <style:text-properties fo:color="#000000" style:font-name="Liberation Sans" fo:font-size="10pt" style:font-size-asian="10pt" style:font-size-complex="10pt"/>
    </style:style>
    <style:style style:name="MT2" style:family="text">
      <style:text-properties fo:color="#000000" style:font-name="Liberation Sans" fo:font-size="10pt" fo:background-color="#ffffff" loext:char-shading-value="0"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1.401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
        <text:p text:style-name="MP1"/>
        <text:p text:style-name="Standard"/>
        <table:table table:name="Tabelle1" table:style-name="Tabelle1">
          <table:table-column table:style-name="Tabelle1.A"/>
          <table:table-column table:style-name="Tabelle1.B"/>
          <table:table-row>
            <table:table-cell table:style-name="Tabelle1.A1" office:value-type="string">
              <text:p text:style-name="MP2">Team 3 (Teamleiter Noah Lehmann)</text:p>
            </table:table-cell>
            <table:table-cell table:style-name="Tabelle1.B1" office:value-type="string">
              <text:p text:style-name="MP3"><draw:frame draw:style-name="Mfr1" draw:name="Bild1" text:anchor-type="paragraph" svg:x="4.579cm" svg:y="-2.286cm" svg:width="3.817cm" style:rel-width="scale" svg:height="1.771cm" style:rel-height="scale" draw:z-index="1"><draw:image xlink:href="Pictures/1000020100000320000001737FA9F403DAD56B88.png" xlink:type="simple" xlink:show="embed" xlink:actuate="onLoad" loext:mime-type="image/png"/></draw:frame><text:span text:style-name="Absatz-Standardschriftart"><text:span text:style-name="MT1">Web Development 2</text:span></text:span></text:p>
            </table:table-cell>
          </table:table-row>
          <table:table-row>
            <table:table-cell table:style-name="Tabelle1.A2" office:value-type="string">
              <text:p text:style-name="MP4">Nachbearbeitung</text:p>
            </table:table-cell>
            <table:table-cell table:style-name="Tabelle1.B2" office:value-type="string">
              <text:p text:style-name="MP5">03.05.2018</text:p>
            </table:table-cell>
          </table:table-row>
        </table:table>
        <text:p text:style-name="Header"/>
      </style:header>
      <style:footer>
        <table:table table:name="Tabelle2" table:style-name="Tabelle2">
          <table:table-column table:style-name="Tabelle2.A" table:number-columns-repeated="2"/>
          <table:table-row>
            <table:table-cell table:style-name="Tabelle2.A1" office:value-type="string">
              <text:p text:style-name="MP2">Christa Strauß, Tina Amann</text:p>
            </table:table-cell>
            <table:table-cell table:style-name="Tabelle2.A1" office:value-type="string">
              <text:p text:style-name="MP3"><text:span text:style-name="Absatz-Standardschriftart"><text:span text:style-name="MT2"><text:page-number text:select-page="current">2</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creation-date>2018-03-26T12:11:00Z</meta:creation-date>
    <dc:date>2018-06-08T15:42:08.505000000</dc:date>
    <meta:editing-cycles>72</meta:editing-cycles>
    <meta:editing-duration>PT1H9M4S</meta:editing-duration>
    <meta:document-statistic meta:table-count="2" meta:image-count="1" meta:object-count="0" meta:page-count="2" meta:paragraph-count="18" meta:word-count="334" meta:character-count="2361" meta:non-whitespace-character-count="2041"/>
    <meta:template xlink:type="simple" xlink:actuate="onRequest" xlink:title="" xlink:href="../../../../../AppData/Local/Temp/UserStories.odt/Normal"/>
  </office:meta>
</office:document-meta>
</file>